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0066cc" draw:opacity="60%" draw:textarea-horizontal-align="justify" draw:textarea-vertical-align="middle" draw:auto-grow-height="false" draw:shadow-opacity="60%"/>
    </style:style>
    <style:style style:name="gr2" style:family="graphic" style:parent-style-name="standard">
      <style:graphic-properties draw:fill-color="#ffd320" draw:textarea-horizontal-align="justify" draw:textarea-vertical-align="middle" draw:auto-grow-height="false"/>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Object_20_with_20_no_20_fill_20_and_20_no_20_line">
      <style:graphic-properties draw:textarea-vertical-align="middle" draw:ole-draw-aspect="1"/>
    </style:style>
    <style:style style:name="gr7"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8" style:family="graphic" style:parent-style-name="standard">
      <style:graphic-properties svg:stroke-color="#000000" draw:fill="none" draw:textarea-vertical-align="middle" draw:auto-grow-height="false" fo:min-height="0.749cm" fo:min-width="0.49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32cm" svg:height="11.917cm" svg:x="1cm" svg:y="7.403cm">
          <text:p/>
          <draw:enhanced-geometry svg:viewBox="0 0 21600 21600" draw:type="rectangle" draw:enhanced-path="M 0 0 L 21600 0 21600 21600 0 21600 0 0 Z N"/>
        </draw:custom-shape>
        <draw:custom-shape draw:style-name="gr2" draw:text-style-name="P1" draw:layer="layout" svg:width="2.7cm" svg:height="2.245cm" svg:x="1.951cm" svg:y="1.3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xml:id="id1" draw:id="id1" draw:layer="layout" svg:width="1.871cm" svg:height="2.523cm" draw:transform="rotate (-1.5707963267949) translate (6.28cm 10.3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3.758cm" svg:y1="11.253cm" svg:x2="6.281cm" svg:y2="11.253cm" draw:start-shape="id1" draw:start-glue-point="4" draw:end-shape="id1" draw:end-glue-point="6" svg:d="M3758 11253h2523" svg:viewBox="0 0 2524 1">
          <text:p/>
        </draw:connector>
        <draw:custom-shape draw:style-name="gr5" draw:text-style-name="P1" draw:layer="layout" svg:width="0.401cm" svg:height="0.275cm" svg:x="4.83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4.913cm" svg:y1="11.57cm" svg:x2="4.913cm" svg:y2="11.57cm" svg:d="M4913 11570z" svg:viewBox="0 0 1 1">
          <text:p/>
        </draw:connector>
        <draw:custom-shape draw:style-name="gr5" draw:text-style-name="P1" draw:layer="layout" svg:width="0.12cm" svg:height="0.328cm" svg:x="4.98cm" svg:y="11.592cm">
          <text:p/>
          <draw:enhanced-geometry svg:viewBox="0 0 21600 21600" draw:type="rectangle" draw:enhanced-path="M 0 0 L 21600 0 21600 21600 0 21600 0 0 Z N"/>
        </draw:custom-shape>
        <draw:frame draw:style-name="gr6" draw:text-style-name="P1" draw:layer="layout" svg:width="2.89cm" svg:height="0.976cm" svg:x="3.815cm" svg:y="12.369cm">
          <text:p/>
          <draw:object xlink:href="./Object 1" xlink:type="simple" xlink:show="embed" xlink:actuate="onLoad"/>
          <draw:image xlink:href="./ObjectReplacements/Object 1" xlink:type="simple" xlink:show="embed" xlink:actuate="onLoad"/>
        </draw:frame>
        <draw:custom-shape draw:style-name="gr3" draw:text-style-name="P1" xml:id="id2" draw:id="id2" draw:layer="layout" svg:width="1.871cm" svg:height="2.523cm" draw:transform="rotate (-1.5707963267949) translate (11.379cm 9.1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8.857cm" svg:y1="10.053cm" svg:x2="11.38cm" svg:y2="10.053cm" draw:start-shape="id2" draw:start-glue-point="4" draw:end-shape="id2" draw:end-glue-point="6" svg:d="M8857 10053h2523" svg:viewBox="0 0 2524 1">
          <text:p/>
        </draw:connector>
        <draw:custom-shape draw:style-name="gr5" draw:text-style-name="P1" draw:layer="layout" svg:width="0.401cm" svg:height="0.275cm" svg:x="9.937cm" svg:y="1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0.012cm" svg:y1="10.37cm" svg:x2="10.012cm" svg:y2="10.37cm" svg:d="M10012 10370z" svg:viewBox="0 0 1 1">
          <text:p/>
        </draw:connector>
        <draw:custom-shape draw:style-name="gr5" draw:text-style-name="P1" draw:layer="layout" svg:width="0.12cm" svg:height="0.328cm" svg:x="10.079cm" svg:y="10.392cm">
          <text:p/>
          <draw:enhanced-geometry svg:viewBox="0 0 21600 21600" draw:type="rectangle" draw:enhanced-path="M 0 0 L 21600 0 21600 21600 0 21600 0 0 Z N"/>
        </draw:custom-shape>
        <draw:frame draw:style-name="gr6" draw:text-style-name="P1" draw:layer="layout" svg:width="2.911cm" svg:height="0.987cm" svg:x="8.914cm" svg:y="11.169cm">
          <text:p/>
          <draw:object xlink:href="./Object 2" xlink:type="simple" xlink:show="embed" xlink:actuate="onLoad"/>
          <draw:image xlink:href="./ObjectReplacements/Object 2" xlink:type="simple" xlink:show="embed" xlink:actuate="onLoad"/>
        </draw:frame>
        <draw:custom-shape draw:style-name="gr3" draw:text-style-name="P1" xml:id="id3" draw:id="id3" draw:layer="layout" svg:width="1.871cm" svg:height="2.523cm" draw:transform="rotate (-1.5707963267949) translate (16.579cm 15.61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14.057cm" svg:y1="16.552cm" svg:x2="16.58cm" svg:y2="16.552cm" draw:start-shape="id3" draw:start-glue-point="4" draw:end-shape="id3" draw:end-glue-point="6" svg:d="M14057 16552h2523" svg:viewBox="0 0 2524 1">
          <text:p/>
        </draw:connector>
        <draw:custom-shape draw:style-name="gr5" draw:text-style-name="P1" draw:layer="layout" svg:width="0.401cm" svg:height="0.275cm" svg:x="15.137cm" svg:y="1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5.212cm" svg:y1="16.869cm" svg:x2="15.212cm" svg:y2="16.869cm" svg:d="M15212 16869z" svg:viewBox="0 0 1 1">
          <text:p/>
        </draw:connector>
        <draw:custom-shape draw:style-name="gr5" draw:text-style-name="P1" draw:layer="layout" svg:width="0.12cm" svg:height="0.328cm" svg:x="15.279cm" svg:y="16.891cm">
          <text:p/>
          <draw:enhanced-geometry svg:viewBox="0 0 21600 21600" draw:type="rectangle" draw:enhanced-path="M 0 0 L 21600 0 21600 21600 0 21600 0 0 Z N"/>
        </draw:custom-shape>
        <draw:frame draw:style-name="gr6" draw:text-style-name="P1" draw:layer="layout" svg:width="2.89cm" svg:height="0.987cm" svg:x="14.114cm" svg:y="17.668cm">
          <text:p/>
          <draw:object xlink:href="./Object 3" xlink:type="simple" xlink:show="embed" xlink:actuate="onLoad"/>
          <draw:image xlink:href="./ObjectReplacements/Object 3" xlink:type="simple" xlink:show="embed" xlink:actuate="onLoad"/>
        </draw:frame>
        <draw:line draw:style-name="gr7" draw:text-style-name="P1" draw:layer="layout" svg:x1="5.039cm" svg:y1="10.315cm" svg:x2="5.039cm" svg:y2="7.375cm">
          <text:p/>
        </draw:line>
        <draw:frame draw:style-name="gr6" draw:text-style-name="P1" draw:layer="layout" svg:width="3.834cm" svg:height="0.967cm" svg:x="5.116cm" svg:y="8.369cm">
          <text:p/>
          <draw:object xlink:href="./Object 4" xlink:type="simple" xlink:show="embed" xlink:actuate="onLoad"/>
          <draw:image xlink:href="./ObjectReplacements/Object 4" xlink:type="simple" xlink:show="embed" xlink:actuate="onLoad"/>
        </draw:frame>
        <draw:line draw:style-name="gr7" draw:text-style-name="P1" draw:layer="layout" svg:x1="5.039cm" svg:y1="10.315cm" svg:x2="5.039cm" svg:y2="7.375cm">
          <text:p/>
        </draw:line>
        <draw:frame draw:style-name="gr6" draw:text-style-name="P1" draw:layer="layout" svg:width="3.833cm" svg:height="0.967cm" svg:x="10.33cm" svg:y="7.769cm">
          <text:p/>
          <draw:object xlink:href="./Object 5" xlink:type="simple" xlink:show="embed" xlink:actuate="onLoad"/>
          <draw:image xlink:href="./ObjectReplacements/Object 5" xlink:type="simple" xlink:show="embed" xlink:actuate="onLoad"/>
        </draw:frame>
        <draw:line draw:style-name="gr7" draw:text-style-name="P1" draw:layer="layout" svg:x1="10.19cm" svg:y1="9.114cm" svg:x2="10.183cm" svg:y2="7.323cm">
          <text:p/>
        </draw:line>
        <draw:line draw:style-name="gr7" draw:text-style-name="P1" draw:layer="layout" svg:x1="15.343cm" svg:y1="15.58cm" svg:x2="15.314cm" svg:y2="7.35cm">
          <text:p/>
        </draw:line>
        <draw:frame draw:style-name="gr6" draw:text-style-name="P1" draw:layer="layout" svg:width="3.807cm" svg:height="0.967cm" svg:x="15.42cm" svg:y="10.934cm">
          <text:p/>
          <draw:object xlink:href="./Object 6" xlink:type="simple" xlink:show="embed" xlink:actuate="onLoad"/>
          <draw:image xlink:href="./ObjectReplacements/Object 6" xlink:type="simple" xlink:show="embed" xlink:actuate="onLoad"/>
        </draw:frame>
        <draw:line draw:style-name="gr7" draw:text-style-name="P1" draw:layer="layout" svg:x1="15.343cm" svg:y1="15.58cm" svg:x2="15.343cm" svg:y2="12.64cm">
          <text:p/>
        </draw:line>
        <draw:custom-shape draw:style-name="gr8" draw:text-style-name="P1" draw:layer="layout" svg:width="1.229cm" svg:height="12.39cm" draw:transform="rotate (-1.5707963267949) translate (16.089cm 5.79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layer="layout" svg:width="4.236cm" svg:height="0.962cm" svg:x="8.071cm" svg:y="4.704cm">
          <draw:text-box>
            <text:p>0/1 knapsac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9-05T12:52:43.923184548</meta:creation-date>
    <dc:date>2016-09-05T13:46:23.061109834</dc:date>
    <dc:creator>elucterio </dc:creator>
    <meta:editing-duration>PT50M5S</meta:editing-duration>
    <meta:editing-cycles>8</meta:editing-cycles>
    <meta:generator>LibreOffice/4.2.8.2$Linux_X86_64 LibreOffice_project/420m0$Build-2</meta:generator>
    <meta:document-statistic meta:object-count="30"/>
  </office:meta>
</office:document-meta>
</file>

<file path=Object 1/content.xml><?xml version="1.0" encoding="utf-8"?>
<math xmlns="http://www.w3.org/1998/Math/MathML" display="block">
  <semantics>
    <mrow>
      <mi mathvariant="italic">value</mi>
      <mo stretchy="false">=</mo>
      <msub>
        <mi>v</mi>
        <mn>1</mn>
      </msub>
    </mrow>
    <annotation encoding="StarMath 5.0">value = v_1</annotation>
  </semantics>
</math>
</file>

<file path=Object 2/content.xml><?xml version="1.0" encoding="utf-8"?>
<math xmlns="http://www.w3.org/1998/Math/MathML" display="block">
  <semantics>
    <mrow>
      <mi mathvariant="italic">value</mi>
      <mo stretchy="false">=</mo>
      <msub>
        <mi>v</mi>
        <mn>2</mn>
      </msub>
    </mrow>
    <annotation encoding="StarMath 5.0">value = v_2</annotation>
  </semantics>
</math>
</file>

<file path=Object 3/content.xml><?xml version="1.0" encoding="utf-8"?>
<math xmlns="http://www.w3.org/1998/Math/MathML" display="block">
  <semantics>
    <mrow>
      <mi mathvariant="italic">value</mi>
      <mo stretchy="false">=</mo>
      <msub>
        <mi>v</mi>
        <mn>3</mn>
      </msub>
    </mrow>
    <annotation encoding="StarMath 5.0">value = v_3</annotation>
  </semantics>
</math>
</file>

<file path=Object 4/content.xml><?xml version="1.0" encoding="utf-8"?>
<math xmlns="http://www.w3.org/1998/Math/MathML" display="block">
  <semantics>
    <mrow>
      <mrow>
        <mi mathvariant="italic">cost</mi>
        <mo stretchy="false">=</mo>
        <mrow>
          <msub>
            <mi>d</mi>
            <mn>1</mn>
          </msub>
          <mo stretchy="false">×</mo>
          <mn>3</mn>
        </mrow>
      </mrow>
      <mi>W</mi>
    </mrow>
    <annotation encoding="StarMath 5.0">cost = d_1 times 3W</annotation>
  </semantics>
</math>
</file>

<file path=Object 5/content.xml><?xml version="1.0" encoding="utf-8"?>
<math xmlns="http://www.w3.org/1998/Math/MathML" display="block">
  <semantics>
    <mrow>
      <mrow>
        <mi mathvariant="italic">cost</mi>
        <mo stretchy="false">=</mo>
        <mrow>
          <msub>
            <mi>d</mi>
            <mn>2</mn>
          </msub>
          <mo stretchy="false">×</mo>
          <mn>3</mn>
        </mrow>
      </mrow>
      <mi>W</mi>
    </mrow>
    <annotation encoding="StarMath 5.0">cost = d_2 times 3W</annotation>
  </semantics>
</math>
</file>

<file path=Object 6/content.xml><?xml version="1.0" encoding="utf-8"?>
<math xmlns="http://www.w3.org/1998/Math/MathML" display="block">
  <semantics>
    <mrow>
      <mrow>
        <mi mathvariant="italic">cost</mi>
        <mo stretchy="false">=</mo>
        <mrow>
          <msub>
            <mi>d</mi>
            <mn>3</mn>
          </msub>
          <mo stretchy="false">×</mo>
          <mn>3</mn>
        </mrow>
      </mrow>
      <mi>W</mi>
    </mrow>
    <annotation encoding="StarMath 5.0">cost = d_3 times 3W</annotation>
  </semantics>
</math>
</file>